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4pt"/>
    </style:style>
    <style:style style:name="co2" style:family="table-column">
      <style:table-column-properties fo:break-before="auto" style:column-width="116.7pt"/>
    </style:style>
    <style:style style:name="co3" style:family="table-column">
      <style:table-column-properties fo:break-before="auto" style:column-width="127.7pt"/>
    </style:style>
    <style:style style:name="co4" style:family="table-column">
      <style:table-column-properties fo:break-before="auto" style:column-width="99.5pt"/>
    </style:style>
    <style:style style:name="co5" style:family="table-column">
      <style:table-column-properties fo:break-before="auto" style:column-width="517.8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COMBO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8" table:default-cell-style-name="ce5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Game Phas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Piece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Tinker, Clockwerk, Timbersaw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Tiny, Razor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Tiny, Morphling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Juggernaut, Axe, Beast Master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Tiny, Juggernaut, Axe, Tusk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Bat Rider, Luna, Chaos Knight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Razor, Ogre Magi, Puck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Undead + Hunter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Abaddon, Drow Ranger, Beast Master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Assasin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Bounty Hunter, Pain Queen, Morphling, Slark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Natures Prophet, Treant Protector, Puck, Luna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Bat Rider, Shadow Shaman, Witch Doctor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Natures Prophet, Treant Protector, Enchantres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Assasin</text:p>
          </table:table-cell>
          <table:table-cell table:style-name="ce2" office:value-type="string" calcext:value-type="string">
            <text:p>Back</text:p>
          </table:table-cell>
          <table:table-cell table:style-name="ce3" office:value-type="string" calcext:value-type="string">
            <text:p>Templar Assassin, Sand King, Viper, Riki, Phantom Assassin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Lone Druid, Natures Prophet, Treant Protector, Enchantress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Drow Ranger, Wind Ranger, Medusa, Mirana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ragon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Dragon Knight, Viper, Puck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Troll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Bat Rider, Shadow Shaman, Witch Doctor, Troll Warlord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Warrior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Kunkka, Slardar, Lycan, Doom, Troll Warlor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Knigh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Omni Knight, Abaddon, Dragon Knight</text:p>
          </table:table-cell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Goblin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Techies, Bounty Hunter, Alchemist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Anti-Mage, Terrorblade, Pain Queen, Shadow Fiend, Chaos Knight, Doom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Terrorblade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Mag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Light Keeper, Lich, Shadow Fien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Undead</text:p>
          </table:table-cell>
          <table:table-cell table:style-name="ce3" office:value-type="string" calcext:value-type="string">
            <text:p>Mixed</text:p>
          </table:table-cell>
          <table:table-cell table:style-name="ce3" office:value-type="string" calcext:value-type="string">
            <text:p>Drow Ranger, Abaddon, Necrophos, Death Prophet, Lich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Beast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Lone Druid, Enchantress, Tusk, Sand King, Venomancer, Lycan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Elf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Templar Assassin, Phantom Assassin, Wind Ranger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Warlock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Witch Doctor, Venomancer, Shadow Fien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Lategame</text:p>
          </table:table-cell>
          <table:table-cell table:style-name="ce2" office:value-type="string" calcext:value-type="string">
            <text:p>Mech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Techies, Gyrocopter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Hunter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Tide Hunter, Sniper, Beast Master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Warlock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Enigma, Necrophos, Alchemist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Lategame</text:p>
          </table:table-cell>
          <table:table-cell table:style-name="ce2" office:value-type="string" calcext:value-type="string">
            <text:p>Element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Tiny, Razor, Morphling, Enigma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Orc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Disruptor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Naga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Tide Hunter, Medusa</text:p>
          </table:table-cell>
          <table:table-cell table:number-columns-repeated="1018"/>
        </table:table-row>
        <table:table-row table:style-name="ro1" table:number-rows-repeated="26">
          <table:table-cell table:style-name="ce3" table:number-columns-repeated="5"/>
          <table:table-cell table:number-columns-repeated="1018"/>
        </table:table-row>
        <table:table-row table:style-name="ro1" table:number-rows-repeated="104851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6">00/00/0000</text:date>, <text:time style:data-style-name="N2" text:time-value="20:37:47.320418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26T20:38:03.835811348</dc:date>
    <dc:creator>Ilya Shpigor</dc:creator>
    <meta:editing-duration>PT5H38M48S</meta:editing-duration>
    <meta:editing-cycles>602</meta:editing-cycles>
    <meta:document-statistic meta:table-count="1" meta:cell-count="170" meta:object-count="0"/>
  </office:meta>
</office:document-meta>
</file>